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3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LockBasedStack</text:p>
          </table:table-cell>
          <table:table-cell/>
          <table:table-cell office:value-type="string">
            <text:p>Processes</text:p>
          </table:table-cell>
          <table:table-cell office:value-type="string">
            <text:p>Average Push</text:p>
          </table:table-cell>
          <table:table-cell office:value-type="string">
            <text:p>Average Pop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0.00395250534152437">
            <text:p>0.0039525053</text:p>
          </table:table-cell>
          <table:table-cell office:value-type="float" office:value="0.00508158537588505">
            <text:p>0.0050815854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0.00592824957656532">
            <text:p>0.0059282496</text:p>
          </table:table-cell>
          <table:table-cell office:value-type="float" office:value="0.00691841263709566">
            <text:p>0.0069184126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0.00902799194866723">
            <text:p>0.0090279919</text:p>
          </table:table-cell>
          <table:table-cell office:value-type="float" office:value="0.0105841200645564">
            <text:p>0.0105841201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0.0114421250208247">
            <text:p>0.011442125</text:p>
          </table:table-cell>
          <table:table-cell office:value-type="float" office:value="0.0140198124760516">
            <text:p>0.0140198125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0.0155843793072331">
            <text:p>0.0155843793</text:p>
          </table:table-cell>
          <table:table-cell office:value-type="float" office:value="0.018484945760447">
            <text:p>0.0184849458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0.0194640002320462">
            <text:p>0.0194640002</text:p>
          </table:table-cell>
          <table:table-cell office:value-type="float" office:value="0.0232097052210389">
            <text:p>0.0232097052</text:p>
          </table:table-cell>
        </table:table-row>
        <table:table-row table:style-name="ro1">
          <table:table-cell office:value-type="string">
            <text:p>LockFreeStack</text:p>
          </table:table-cell>
          <table:table-cell table:number-columns-repeated="4"/>
        </table:table-row>
        <table:table-row table:style-name="ro2">
          <table:table-cell office:value-type="string">
            <text:p>Minimum Delay</text:p>
          </table:table-cell>
          <table:table-cell office:value-type="string">
            <text:p>Maximum Delay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00228585154623074">
            <text:p>0.0022858515</text:p>
          </table:table-cell>
          <table:table-cell office:value-type="float" office:value="0.00117843719804248">
            <text:p>0.001178437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00295292919269749">
            <text:p>0.0029529292</text:p>
          </table:table-cell>
          <table:table-cell office:value-type="float" office:value="0.0023215858322921">
            <text:p>0.002321585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00464081359329446">
            <text:p>0.0046408136</text:p>
          </table:table-cell>
          <table:table-cell office:value-type="float" office:value="0.00198662013223657">
            <text:p>0.00198662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0577350772178259">
            <text:p>0.0057735077</text:p>
          </table:table-cell>
          <table:table-cell office:value-type="float" office:value="0.00361310393377759">
            <text:p>0.003613103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0680732520651118">
            <text:p>0.0068073252</text:p>
          </table:table-cell>
          <table:table-cell office:value-type="float" office:value="0.0047047690406775">
            <text:p>0.00470476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00784222072797049">
            <text:p>0.0078422207</text:p>
          </table:table-cell>
          <table:table-cell office:value-type="float" office:value="0.00469567441988457">
            <text:p>0.0046956744</text:p>
          </table:table-cell>
        </table:table-row>
        <table:table-row table:style-name="ro1">
          <table:table-cell office:value-type="string">
            <text:p>EliminationBackoffStack</text:p>
          </table:table-cell>
          <table:table-cell table:number-columns-repeated="4"/>
        </table:table-row>
        <table:table-row table:style-name="ro2">
          <table:table-cell office:value-type="string">
            <text:p>Exchanger Capacity</text:p>
          </table:table-cell>
          <table:table-cell office:value-type="string">
            <text:p>Exchange Duration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0200840956892961">
            <text:p>0.0020084096</text:p>
          </table:table-cell>
          <table:table-cell office:value-type="float" office:value="0.00171929106101624">
            <text:p>0.00171929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0371369747327503">
            <text:p>0.0037136975</text:p>
          </table:table-cell>
          <table:table-cell office:value-type="float" office:value="0.00266198108774122">
            <text:p>0.00266198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0594696986151604">
            <text:p>0.0059469699</text:p>
          </table:table-cell>
          <table:table-cell office:value-type="float" office:value="0.00354292230581008">
            <text:p>0.00354292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0791438734277384">
            <text:p>0.0079143873</text:p>
          </table:table-cell>
          <table:table-cell office:value-type="float" office:value="0.00424321533111204">
            <text:p>0.00424321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00681255969735">
            <text:p>0.0100681256</text:p>
          </table:table-cell>
          <table:table-cell office:value-type="float" office:value="0.00536102599611273">
            <text:p>0.0053610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118258060361754">
            <text:p>0.011825806</text:p>
          </table:table-cell>
          <table:table-cell office:value-type="float" office:value="0.00563478408698757">
            <text:p>0.005634784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Sheet1.G49" table:end-x="0.8421in" table:end-y="0.113in" draw:z-index="0" draw:style-name="gr1" svg:width="6.1795in" svg:height="4.3618in" svg:x="0.0339in" svg:y="0.0185in">
              <draw:object draw:notify-on-update-of-ranges="Sheet1.A25:Sheet1.A25 Sheet1.C2:Sheet1.C7 Sheet1.D1:Sheet1.D1 Sheet1.D2:Sheet1.D7 Sheet1.E1:Sheet1.E1 Sheet1.E2:Sheet1.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7">
          <table:table-cell table:number-columns-repeated="5"/>
        </table:table-row>
        <table:table-row table:style-name="ro2">
          <table:table-cell>
            <draw:frame table:end-cell-address="Sheet1.G76" table:end-x="0.8311in" table:end-y="0.124in" draw:z-index="1" draw:style-name="gr1" svg:width="6.1693in" svg:height="4.1413in" svg:x="0.0331in" svg:y="0.072in">
              <draw:object draw:notify-on-update-of-ranges="Sheet1.C2:Sheet1.C7 Sheet1.D1:Sheet1.D1 Sheet1.D10:Sheet1.D15 Sheet1.E1:Sheet1.E1 Sheet1.E10:Sheet1.E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3">
          <table:table-cell table:number-columns-repeated="5"/>
        </table:table-row>
        <table:table-row table:style-name="ro2">
          <table:table-cell>
            <draw:frame table:end-cell-address="Sheet1.G100" table:end-x="0.8531in" table:end-y="0.1764in" draw:z-index="2" draw:style-name="gr1" svg:width="6.2244in" svg:height="4.1835in" svg:x="0in" svg:y="0.0823in">
              <draw:object draw:notify-on-update-of-ranges="Sheet1.C2:Sheet1.C7 Sheet1.D1:Sheet1.D1 Sheet1.D18:Sheet1.D23 Sheet1.E1:Sheet1.E1 Sheet1.E18:Sheet1.E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7">
          <table:table-cell table:number-columns-repeated="5"/>
        </table:table-row>
        <table:table-row table:style-name="ro2">
          <table:table-cell>
            <draw:frame table:end-cell-address="Sheet1.G128" table:end-x="0.8748in" table:end-y="0.0504in" draw:z-index="3" draw:style-name="gr1" svg:width="6.1803in" svg:height="4.1205in" svg:x="0.0657in" svg:y="0.0193in">
              <draw:object draw:notify-on-update-of-ranges="Sheet1.C2:Sheet1.C7 Sheet1.A1:Sheet1.A1 Sheet1.D2:Sheet1.D7 Sheet1.A8:Sheet1.A8 Sheet1.D10:Sheet1.D15 Sheet1.A16:Sheet1.A16 Sheet1.D18:Sheet1.D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3">
          <table:table-cell table:number-columns-repeated="5"/>
        </table:table-row>
        <table:table-row table:style-name="ro2">
          <table:table-cell>
            <draw:frame table:end-cell-address="Sheet1.G152" table:end-x="0.8091in" table:end-y="0.0925in" draw:z-index="4" draw:style-name="gr1" svg:width="6.1803in" svg:height="4.1417in" svg:x="0in" svg:y="0.0402in">
              <draw:object draw:notify-on-update-of-ranges="Sheet1.C2:Sheet1.C7 Sheet1.A1:Sheet1.A1 Sheet1.E2:Sheet1.E7 Sheet1.A8:Sheet1.A8 Sheet1.E10:Sheet1.E15 Sheet1.A16:Sheet1.A16 Sheet1.E18:Sheet1.E2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00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7T00:14:31.73</dc:date>
    <dc:creator>Gary Steelman</dc:creator>
    <meta:generator>OpenOffice.org/3.3$Win32 OpenOffice.org_project/330m20$Build-9567</meta:generator>
    <meta:editing-duration>PT26M11S</meta:editing-duration>
    <meta:editing-cycles>6</meta:editing-cycles>
    <meta:document-statistic meta:table-count="1" meta:cell-count="8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97cm" svg:height="11.08cm" xlink:href=".." xlink:type="simple" chart:class="chart:line" chart:style-name="ch1">
        <chart:title svg:x="6.005cm" svg:y="0.357cm" chart:style-name="ch2">
          <text:p>Lock-Based Stack</text:p>
        </chart:title>
        <chart:subtitle svg:x="5.211cm" svg:y="1.357cm" chart:style-name="ch3">
          <text:p>Average Push and Pop Times</text:p>
        </chart:subtitle>
        <chart:legend chart:legend-position="end" svg:x="12.771cm" svg:y="4.994cm" chart:style-name="ch4"/>
        <chart:plot-area chart:style-name="ch5" table:cell-range-address="Sheet1.A25:Sheet1.A25 Sheet1.C2:Sheet1.E7 Sheet1.D1:Sheet1.E1" chart:data-source-has-labels="both" svg:x="1.351cm" svg:y="2.482cm" svg:width="10.794cm" svg:height="7.369cm">
          <chartooo:coordinate-region svg:x="2.449cm" svg:y="2.694cm" svg:width="9.602cm" svg:height="6.484cm"/>
          <chart:axis chart:dimension="x" chart:name="primary-x" chart:style-name="ch6">
            <chart:title svg:x="5.09cm" svg:y="10.073cm" chart:style-name="ch7">
              <text:p>Number of Processes</text:p>
            </chart:title>
            <chart:categories table:cell-range-address="Sheet1.C2:Sheet1.C7"/>
          </chart:axis>
          <chart:axis chart:dimension="y" chart:name="primary-y" chart:style-name="ch6">
            <chart:title svg:x="0.451cm" svg:y="7.731cm" chart:style-name="ch8">
              <text:p>Operation Time (ms)</text:p>
            </chart:title>
            <chart:grid chart:style-name="ch9" chart:class="major"/>
          </chart:axis>
          <chart:series chart:style-name="ch10" chart:values-cell-range-address="Sheet1.D2:Sheet1.D7" chart:label-cell-address="Sheet1.D1:Sheet1.D1" chart:class="chart:line">
            <chart:data-point chart:repeated="6"/>
          </chart:series>
          <chart:series chart:style-name="ch11" chart:values-cell-range-address="Sheet1.E2:Sheet1.E7" chart:label-cell-address="Sheet1.E1:Sheet1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ush</text:p>
                <draw:g>
                  <svg:desc>Sheet1.D1:Sheet1.D1</svg:desc>
                </draw:g>
              </table:table-cell>
              <table:table-cell office:value-type="string">
                <text:p>Average Po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C2:Sheet1.C7</svg:desc>
                </draw:g>
              </table:table-cell>
              <table:table-cell office:value-type="float" office:value="0.00395250534152437">
                <text:p>0.00395250534152437</text:p>
                <draw:g>
                  <svg:desc>Sheet1.D2:Sheet1.D7</svg:desc>
                </draw:g>
              </table:table-cell>
              <table:table-cell office:value-type="float" office:value="0.00508158537588505">
                <text:p>0.00508158537588505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92824957656532">
                <text:p>0.00592824957656532</text:p>
              </table:table-cell>
              <table:table-cell office:value-type="float" office:value="0.00691841263709566">
                <text:p>0.00691841263709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02799194866723">
                <text:p>0.00902799194866723</text:p>
              </table:table-cell>
              <table:table-cell office:value-type="float" office:value="0.0105841200645564">
                <text:p>0.0105841200645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4421250208247">
                <text:p>0.0114421250208247</text:p>
              </table:table-cell>
              <table:table-cell office:value-type="float" office:value="0.0140198124760516">
                <text:p>0.0140198124760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5843793072331">
                <text:p>0.0155843793072331</text:p>
              </table:table-cell>
              <table:table-cell office:value-type="float" office:value="0.018484945760447">
                <text:p>0.018484945760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4640002320462">
                <text:p>0.0194640002320462</text:p>
              </table:table-cell>
              <table:table-cell office:value-type="float" office:value="0.0232097052210389">
                <text:p>0.0232097052210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1cm" svg:height="10.52cm" xlink:href=".." xlink:type="simple" chart:class="chart:line" chart:column-mapping="0" chart:style-name="ch1">
        <chart:title svg:x="6.151cm" svg:y="0.346cm" chart:style-name="ch2">
          <text:p>Lock-Free Stack</text:p>
        </chart:title>
        <chart:subtitle svg:x="2.182cm" svg:y="1.335cm" chart:style-name="ch3">
          <text:p>Average Push and Pop Times (MinDelay=1ms, MaxDelay=20ms)</text:p>
        </chart:subtitle>
        <chart:legend chart:legend-position="end" svg:x="12.745cm" svg:y="4.714cm" chart:style-name="ch4"/>
        <chart:plot-area chart:style-name="ch5" table:cell-range-address="Sheet1.C2:Sheet1.C7 Sheet1.D1:Sheet1.E1 Sheet1.D10:Sheet1.E15" chart:data-source-has-labels="both" svg:x="1.351cm" svg:y="2.438cm" svg:width="10.768cm" svg:height="6.864cm">
          <chartooo:coordinate-region svg:x="2.449cm" svg:y="2.65cm" svg:width="9.576cm" svg:height="5.979cm"/>
          <chart:axis chart:dimension="x" chart:name="primary-x" chart:style-name="ch6">
            <chart:title svg:x="5.077cm" svg:y="9.513cm" chart:style-name="ch7">
              <text:p>Number of Processes</text:p>
            </chart:title>
            <chart:categories table:cell-range-address="Sheet1.C2:Sheet1.C7"/>
          </chart:axis>
          <chart:axis chart:dimension="y" chart:name="primary-y" chart:style-name="ch6">
            <chart:title svg:x="0.451cm" svg:y="7.435cm" chart:style-name="ch8">
              <text:p>Operation Time (ms)</text:p>
            </chart:title>
            <chart:grid chart:style-name="ch9" chart:class="major"/>
          </chart:axis>
          <chart:series chart:style-name="ch10" chart:values-cell-range-address="Sheet1.D10:Sheet1.D15" chart:label-cell-address="Sheet1.D1:Sheet1.D1" chart:class="chart:line">
            <chart:data-point chart:repeated="6"/>
          </chart:series>
          <chart:series chart:style-name="ch11" chart:values-cell-range-address="Sheet1.E10:Sheet1.E15" chart:label-cell-address="Sheet1.E1:Sheet1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ush</text:p>
                <draw:g>
                  <svg:desc>Sheet1.D1:Sheet1.D1</svg:desc>
                </draw:g>
              </table:table-cell>
              <table:table-cell office:value-type="string">
                <text:p>Average Po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C2:Sheet1.C7</svg:desc>
                </draw:g>
              </table:table-cell>
              <table:table-cell office:value-type="float" office:value="0.00228585154623074">
                <text:p>0.00228585154623074</text:p>
                <draw:g>
                  <svg:desc>Sheet1.D10:Sheet1.D15</svg:desc>
                </draw:g>
              </table:table-cell>
              <table:table-cell office:value-type="float" office:value="0.00117843719804248">
                <text:p>0.00117843719804248</text:p>
                <draw:g>
                  <svg:desc>Sheet1.E10:Sheet1.E15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95292919269749">
                <text:p>0.00295292919269749</text:p>
              </table:table-cell>
              <table:table-cell office:value-type="float" office:value="0.0023215858322921">
                <text:p>0.0023215858322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64081359329446">
                <text:p>0.00464081359329446</text:p>
              </table:table-cell>
              <table:table-cell office:value-type="float" office:value="0.00198662013223657">
                <text:p>0.00198662013223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77350772178259">
                <text:p>0.00577350772178259</text:p>
              </table:table-cell>
              <table:table-cell office:value-type="float" office:value="0.00361310393377759">
                <text:p>0.00361310393377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80732520651118">
                <text:p>0.00680732520651118</text:p>
              </table:table-cell>
              <table:table-cell office:value-type="float" office:value="0.0047047690406775">
                <text:p>0.0047047690406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4222072797049">
                <text:p>0.00784222072797049</text:p>
              </table:table-cell>
              <table:table-cell office:value-type="float" office:value="0.00469567441988457">
                <text:p>0.004695674419884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11cm" svg:height="10.627cm" xlink:href=".." xlink:type="simple" chart:class="chart:line" chart:column-mapping="0" chart:style-name="ch1">
        <chart:title svg:x="5.348cm" svg:y="0.348cm" chart:style-name="ch2">
          <text:p>Elimination-Backoff Stack</text:p>
        </chart:title>
        <chart:subtitle svg:x="1.405cm" svg:y="1.339cm" chart:style-name="ch3">
          <text:p>Average Push and Pop Times (ExchangeCapacity=2, WaitDuration=10ms)</text:p>
        </chart:subtitle>
        <chart:legend chart:legend-position="end" svg:x="12.885cm" svg:y="4.767cm" chart:style-name="ch4"/>
        <chart:plot-area chart:style-name="ch5" table:cell-range-address="Sheet1.C2:Sheet1.C7 Sheet1.D1:Sheet1.E1 Sheet1.D18:Sheet1.E23" chart:data-source-has-labels="both" svg:x="1.354cm" svg:y="2.446cm" svg:width="10.899cm" svg:height="6.961cm">
          <chartooo:coordinate-region svg:x="2.452cm" svg:y="2.659cm" svg:width="9.707cm" svg:height="6.075cm"/>
          <chart:axis chart:dimension="x" chart:name="primary-x" chart:style-name="ch6">
            <chart:title svg:x="5.145cm" svg:y="9.62cm" chart:style-name="ch7">
              <text:p>Number of Processes</text:p>
            </chart:title>
            <chart:categories table:cell-range-address="Sheet1.C2:Sheet1.C7"/>
          </chart:axis>
          <chart:axis chart:dimension="y" chart:name="primary-y" chart:style-name="ch6">
            <chart:title svg:x="0.451cm" svg:y="7.491cm" chart:style-name="ch8">
              <text:p>Operation Time (ms)</text:p>
            </chart:title>
            <chart:grid chart:style-name="ch9" chart:class="major"/>
          </chart:axis>
          <chart:series chart:style-name="ch10" chart:values-cell-range-address="Sheet1.D18:Sheet1.D23" chart:label-cell-address="Sheet1.D1:Sheet1.D1" chart:class="chart:line">
            <chart:data-point chart:repeated="6"/>
          </chart:series>
          <chart:series chart:style-name="ch11" chart:values-cell-range-address="Sheet1.E18:Sheet1.E23" chart:label-cell-address="Sheet1.E1:Sheet1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ush</text:p>
                <draw:g>
                  <svg:desc>Sheet1.D1:Sheet1.D1</svg:desc>
                </draw:g>
              </table:table-cell>
              <table:table-cell office:value-type="string">
                <text:p>Average Po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C2:Sheet1.C7</svg:desc>
                </draw:g>
              </table:table-cell>
              <table:table-cell office:value-type="float" office:value="0.00200840956892961">
                <text:p>0.00200840956892961</text:p>
                <draw:g>
                  <svg:desc>Sheet1.D18:Sheet1.D23</svg:desc>
                </draw:g>
              </table:table-cell>
              <table:table-cell office:value-type="float" office:value="0.00171929106101624">
                <text:p>0.00171929106101624</text:p>
                <draw:g>
                  <svg:desc>Sheet1.E18:Sheet1.E23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71369747327503">
                <text:p>0.00371369747327503</text:p>
              </table:table-cell>
              <table:table-cell office:value-type="float" office:value="0.00266198108774122">
                <text:p>0.00266198108774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94696986151604">
                <text:p>0.00594696986151604</text:p>
              </table:table-cell>
              <table:table-cell office:value-type="float" office:value="0.00354292230581008">
                <text:p>0.0035429223058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91438734277384">
                <text:p>0.00791438734277384</text:p>
              </table:table-cell>
              <table:table-cell office:value-type="float" office:value="0.00424321533111204">
                <text:p>0.00424321533111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0681255969735">
                <text:p>0.0100681255969735</text:p>
              </table:table-cell>
              <table:table-cell office:value-type="float" office:value="0.00536102599611273">
                <text:p>0.00536102599611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8258060361754">
                <text:p>0.0118258060361754</text:p>
              </table:table-cell>
              <table:table-cell office:value-type="float" office:value="0.00563478408698757">
                <text:p>0.00563478408698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99cm" svg:height="10.467cm" xlink:href=".." xlink:type="simple" chart:class="chart:line" chart:style-name="ch1">
        <chart:title svg:x="5.384cm" svg:y="0.345cm" chart:style-name="ch2">
          <text:p>Average Push Time (ms)</text:p>
        </chart:title>
        <chart:legend chart:legend-position="end" svg:x="11.159cm" svg:y="4.449cm" chart:style-name="ch3"/>
        <chart:plot-area chart:style-name="ch4" table:cell-range-address="Sheet1.C2:Sheet1.D7 Sheet1.A1:Sheet1.A1 Sheet1.A8:Sheet1.A8 Sheet1.D10:Sheet1.D15 Sheet1.A16:Sheet1.A16 Sheet1.D18:Sheet1.D23" chart:data-source-has-labels="both" svg:x="1.351cm" svg:y="1.751cm" svg:width="9.182cm" svg:height="7.499cm">
          <chartooo:coordinate-region svg:x="2.449cm" svg:y="1.963cm" svg:width="7.99cm" svg:height="6.614cm"/>
          <chart:axis chart:dimension="x" chart:name="primary-x" chart:style-name="ch5">
            <chart:title svg:x="4.284cm" svg:y="9.46cm" chart:style-name="ch6">
              <text:p>Number of Processes</text:p>
            </chart:title>
            <chart:categories table:cell-range-address="Sheet1.C2:Sheet1.C7"/>
          </chart:axis>
          <chart:axis chart:dimension="y" chart:name="primary-y" chart:style-name="ch5">
            <chart:title svg:x="0.451cm" svg:y="7.065cm" chart:style-name="ch7">
              <text:p>Operation Time (ms)</text:p>
            </chart:title>
            <chart:grid chart:style-name="ch8" chart:class="major"/>
          </chart:axis>
          <chart:series chart:style-name="ch9" chart:values-cell-range-address="Sheet1.D2:Sheet1.D7" chart:label-cell-address="Sheet1.A1:Sheet1.A1" chart:class="chart:line">
            <chart:data-point chart:repeated="6"/>
          </chart:series>
          <chart:series chart:style-name="ch10" chart:values-cell-range-address="Sheet1.D10:Sheet1.D15" chart:label-cell-address="Sheet1.A8:Sheet1.A8" chart:class="chart:line">
            <chart:data-point chart:repeated="6"/>
          </chart:series>
          <chart:series chart:style-name="ch11" chart:values-cell-range-address="Sheet1.D18:Sheet1.D23" chart:label-cell-address="Sheet1.A16:Sheet1.A1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kBasedStack</text:p>
                <draw:g>
                  <svg:desc>Sheet1.A1:Sheet1.A1</svg:desc>
                </draw:g>
              </table:table-cell>
              <table:table-cell office:value-type="string">
                <text:p>LockFreeStack</text:p>
                <draw:g>
                  <svg:desc>Sheet1.A8:Sheet1.A8</svg:desc>
                </draw:g>
              </table:table-cell>
              <table:table-cell office:value-type="string">
                <text:p>EliminationBackoffStack</text:p>
                <draw:g>
                  <svg:desc>Sheet1.A16:Sheet1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C2:Sheet1.C7</svg:desc>
                </draw:g>
              </table:table-cell>
              <table:table-cell office:value-type="float" office:value="0.00395250534152437">
                <text:p>0.00395250534152437</text:p>
                <draw:g>
                  <svg:desc>Sheet1.D2:Sheet1.D7</svg:desc>
                </draw:g>
              </table:table-cell>
              <table:table-cell office:value-type="float" office:value="0.00228585154623074">
                <text:p>0.00228585154623074</text:p>
                <draw:g>
                  <svg:desc>Sheet1.D10:Sheet1.D15</svg:desc>
                </draw:g>
              </table:table-cell>
              <table:table-cell office:value-type="float" office:value="0.00200840956892961">
                <text:p>0.00200840956892961</text:p>
                <draw:g>
                  <svg:desc>Sheet1.D18:Sheet1.D23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92824957656532">
                <text:p>0.00592824957656532</text:p>
              </table:table-cell>
              <table:table-cell office:value-type="float" office:value="0.00295292919269749">
                <text:p>0.00295292919269749</text:p>
              </table:table-cell>
              <table:table-cell office:value-type="float" office:value="0.00371369747327503">
                <text:p>0.00371369747327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02799194866723">
                <text:p>0.00902799194866723</text:p>
              </table:table-cell>
              <table:table-cell office:value-type="float" office:value="0.00464081359329446">
                <text:p>0.00464081359329446</text:p>
              </table:table-cell>
              <table:table-cell office:value-type="float" office:value="0.00594696986151604">
                <text:p>0.00594696986151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4421250208247">
                <text:p>0.0114421250208247</text:p>
              </table:table-cell>
              <table:table-cell office:value-type="float" office:value="0.00577350772178259">
                <text:p>0.00577350772178259</text:p>
              </table:table-cell>
              <table:table-cell office:value-type="float" office:value="0.00791438734277384">
                <text:p>0.00791438734277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5843793072331">
                <text:p>0.0155843793072331</text:p>
              </table:table-cell>
              <table:table-cell office:value-type="float" office:value="0.00680732520651118">
                <text:p>0.00680732520651118</text:p>
              </table:table-cell>
              <table:table-cell office:value-type="float" office:value="0.0100681255969735">
                <text:p>0.0100681255969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4640002320462">
                <text:p>0.0194640002320462</text:p>
              </table:table-cell>
              <table:table-cell office:value-type="float" office:value="0.00784222072797049">
                <text:p>0.00784222072797049</text:p>
              </table:table-cell>
              <table:table-cell office:value-type="float" office:value="0.0118258060361754">
                <text:p>0.01182580603617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99cm" svg:height="10.521cm" xlink:href=".." xlink:type="simple" chart:class="chart:line" chart:style-name="ch1">
        <chart:title svg:x="5.49cm" svg:y="0.346cm" chart:style-name="ch2">
          <text:p>Average Pop Time (ms)</text:p>
        </chart:title>
        <chart:legend chart:legend-position="end" svg:x="11.159cm" svg:y="4.476cm" chart:style-name="ch3"/>
        <chart:plot-area chart:style-name="ch4" table:cell-range-address="Sheet1.C2:Sheet1.C7 Sheet1.A1:Sheet1.A1 Sheet1.E2:Sheet1.E7 Sheet1.A8:Sheet1.A8 Sheet1.E10:Sheet1.E15 Sheet1.A16:Sheet1.A16 Sheet1.E18:Sheet1.E23" chart:data-source-has-labels="both" svg:x="1.351cm" svg:y="1.755cm" svg:width="9.182cm" svg:height="7.548cm">
          <chartooo:coordinate-region svg:x="2.449cm" svg:y="1.967cm" svg:width="7.99cm" svg:height="6.663cm"/>
          <chart:axis chart:dimension="x" chart:name="primary-x" chart:style-name="ch5">
            <chart:title svg:x="4.284cm" svg:y="9.514cm" chart:style-name="ch6">
              <text:p>Number of Processes</text:p>
            </chart:title>
            <chart:categories table:cell-range-address="Sheet1.C2:Sheet1.C7"/>
          </chart:axis>
          <chart:axis chart:dimension="y" chart:name="primary-y" chart:style-name="ch5">
            <chart:title svg:x="0.451cm" svg:y="7.094cm" chart:style-name="ch7">
              <text:p>Operation Time (ms)</text:p>
            </chart:title>
            <chart:grid chart:style-name="ch8" chart:class="major"/>
          </chart:axis>
          <chart:series chart:style-name="ch9" chart:values-cell-range-address="Sheet1.E2:Sheet1.E7" chart:label-cell-address="Sheet1.A1:Sheet1.A1" chart:class="chart:line">
            <chart:data-point chart:repeated="6"/>
          </chart:series>
          <chart:series chart:style-name="ch10" chart:values-cell-range-address="Sheet1.E10:Sheet1.E15" chart:label-cell-address="Sheet1.A8:Sheet1.A8" chart:class="chart:line">
            <chart:data-point chart:repeated="6"/>
          </chart:series>
          <chart:series chart:style-name="ch11" chart:values-cell-range-address="Sheet1.E18:Sheet1.E23" chart:label-cell-address="Sheet1.A16:Sheet1.A1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kBasedStack</text:p>
                <draw:g>
                  <svg:desc>Sheet1.A1:Sheet1.A1</svg:desc>
                </draw:g>
              </table:table-cell>
              <table:table-cell office:value-type="string">
                <text:p>LockFreeStack</text:p>
                <draw:g>
                  <svg:desc>Sheet1.A8:Sheet1.A8</svg:desc>
                </draw:g>
              </table:table-cell>
              <table:table-cell office:value-type="string">
                <text:p>EliminationBackoffStack</text:p>
                <draw:g>
                  <svg:desc>Sheet1.A16:Sheet1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C2:Sheet1.C7</svg:desc>
                </draw:g>
              </table:table-cell>
              <table:table-cell office:value-type="float" office:value="0.00508158537588505">
                <text:p>0.00508158537588505</text:p>
                <draw:g>
                  <svg:desc>Sheet1.E2:Sheet1.E7</svg:desc>
                </draw:g>
              </table:table-cell>
              <table:table-cell office:value-type="float" office:value="0.00117843719804248">
                <text:p>0.00117843719804248</text:p>
                <draw:g>
                  <svg:desc>Sheet1.E10:Sheet1.E15</svg:desc>
                </draw:g>
              </table:table-cell>
              <table:table-cell office:value-type="float" office:value="0.00171929106101624">
                <text:p>0.00171929106101624</text:p>
                <draw:g>
                  <svg:desc>Sheet1.E18:Sheet1.E23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91841263709566">
                <text:p>0.00691841263709566</text:p>
              </table:table-cell>
              <table:table-cell office:value-type="float" office:value="0.0023215858322921">
                <text:p>0.0023215858322921</text:p>
              </table:table-cell>
              <table:table-cell office:value-type="float" office:value="0.00266198108774122">
                <text:p>0.00266198108774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5841200645564">
                <text:p>0.0105841200645564</text:p>
              </table:table-cell>
              <table:table-cell office:value-type="float" office:value="0.00198662013223657">
                <text:p>0.00198662013223657</text:p>
              </table:table-cell>
              <table:table-cell office:value-type="float" office:value="0.00354292230581008">
                <text:p>0.0035429223058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0198124760516">
                <text:p>0.0140198124760516</text:p>
              </table:table-cell>
              <table:table-cell office:value-type="float" office:value="0.00361310393377759">
                <text:p>0.00361310393377759</text:p>
              </table:table-cell>
              <table:table-cell office:value-type="float" office:value="0.00424321533111204">
                <text:p>0.00424321533111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8484945760447">
                <text:p>0.018484945760447</text:p>
              </table:table-cell>
              <table:table-cell office:value-type="float" office:value="0.0047047690406775">
                <text:p>0.0047047690406775</text:p>
              </table:table-cell>
              <table:table-cell office:value-type="float" office:value="0.00536102599611273">
                <text:p>0.00536102599611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2097052210389">
                <text:p>0.0232097052210389</text:p>
              </table:table-cell>
              <table:table-cell office:value-type="float" office:value="0.00469567441988457">
                <text:p>0.00469567441988457</text:p>
              </table:table-cell>
              <table:table-cell office:value-type="float" office:value="0.00563478408698757">
                <text:p>0.005634784086987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